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, 'Noto Sans CJK JP', 'Noto Sans JP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つま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美人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こと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東京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頭山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洗い髪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中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凌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芸妓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安達ツギ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濡髪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写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当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コンテスト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貴雄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の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伊藤博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女性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髪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回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関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ツ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よ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人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有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紹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ま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頭山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その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小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新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人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エレベータ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結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た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撮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日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日本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人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話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生い立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閣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名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鳥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離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こ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枡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花柳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一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好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目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話題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人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髪結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依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エントリ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人力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場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続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お座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大人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こ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商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相思相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浜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伊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明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バ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現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女好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フ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明治時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初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技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普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流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鹿鳴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陸奥亮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牡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百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多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偉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魅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江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加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ミス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全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審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一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末弘ヒロ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今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芸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日本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注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会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美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大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優勝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以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目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長崎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下県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中村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対馬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父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対馬府中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朝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奉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土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守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み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出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武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文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ツ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明治維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首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そ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86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上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夫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養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889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結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大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卒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鳥取師範学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校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移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最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洋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県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高岡智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たか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しょ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威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心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姉さ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述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明治24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891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浅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建築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浅草公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建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高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メート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階建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建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由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観光スポ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電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抜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建造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備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付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設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半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強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も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た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故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使い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追い打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当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安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指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運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停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始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繁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客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経営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こ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一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考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00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一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最上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階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自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投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企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実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催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大成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開催期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日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50000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盛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選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当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自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待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い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肝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一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時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長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近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街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疾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だ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どよめ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身支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残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上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入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バツグ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優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勘違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あり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翌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開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写真撮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とこ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位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トレードマ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状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リクエス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900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絵葉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企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オファ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殺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化粧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会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洗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髪洗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シャンプー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イメージガー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パッケー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掲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たばこ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ゴールデン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おまけ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シガレットカ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同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ほ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様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広告モデ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一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風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世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は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日本の政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財政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軍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渋沢栄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後藤象二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唯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玄洋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総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やま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つ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フィクサ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存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上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3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恐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出会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890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主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彼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一目ぼ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魅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料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蜜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ある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さ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見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蛇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如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後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最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896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理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不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一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寵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家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役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5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市村羽左衛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情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原因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, 'Noto Sans CJK JP', 'Noto Sans JP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7:30:48.573593333</meta:creation-date>
    <dc:date>2024-09-06T07:54:14.717084105</dc:date>
    <meta:editing-duration>PT23M27S</meta:editing-duration>
    <meta:editing-cycles>1</meta:editing-cycles>
    <meta:document-statistic meta:table-count="1" meta:cell-count="984" meta:object-count="0"/>
    <meta:generator>LibreOffice/7.4.7.2$Linux_X86_64 LibreOffice_project/40$Build-2</meta:generator>
  </office:meta>
</office:document-meta>
</file>